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ffffff" fo:padding="0.097cm" fo:border="0.05pt solid #dddddd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7fb30" officeooo:paragraph-rsid="0007fb3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7fb30" officeooo:paragraph-rsid="0007fb3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7fb30" officeooo:paragraph-rsid="0007fb30"/>
    </style:style>
    <style:style style:name="P4" style:family="paragraph" style:parent-style-name="Standard">
      <style:paragraph-properties fo:text-align="justify" style:justify-single-word="false"/>
      <style:text-properties officeooo:rsid="00093f88" officeooo:paragraph-rsid="00093f88"/>
    </style:style>
    <style:style style:name="P5" style:family="paragraph" style:parent-style-name="Standard">
      <style:paragraph-properties fo:text-align="justify" style:justify-single-word="false"/>
      <style:text-properties officeooo:rsid="0009da20" officeooo:paragraph-rsid="0009da20"/>
    </style:style>
    <style:style style:name="P6" style:family="paragraph" style:parent-style-name="Standard">
      <style:paragraph-properties fo:text-align="justify" style:justify-single-word="false"/>
      <style:text-properties fo:font-style="italic" officeooo:paragraph-rsid="00093f88" fo:background-color="#ffffff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officeooo:rsid="000b8988" officeooo:paragraph-rsid="000b8988"/>
    </style:style>
    <style:style style:name="P8" style:family="paragraph" style:parent-style-name="Standard">
      <style:paragraph-properties fo:text-align="justify" style:justify-single-word="false"/>
      <style:text-properties officeooo:rsid="000eeec7" officeooo:paragraph-rsid="000eeec7"/>
    </style:style>
    <style:style style:name="P9" style:family="paragraph" style:parent-style-name="Standard">
      <style:paragraph-properties fo:text-align="justify" style:justify-single-word="false"/>
      <style:text-properties officeooo:rsid="0010e7da" officeooo:paragraph-rsid="0010e7da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0pt" fo:font-style="italic" officeooo:rsid="0010e7da" officeooo:paragraph-rsid="0010e7da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12970c" officeooo:paragraph-rsid="0012970c"/>
    </style:style>
    <style:style style:name="T1" style:family="text">
      <style:text-properties officeooo:rsid="00093f88"/>
    </style:style>
    <style:style style:name="T2" style:family="text">
      <style:text-properties fo:font-size="11pt" officeooo:rsid="00093f88" style:font-size-asian="11pt" style:font-size-complex="11pt"/>
    </style:style>
    <style:style style:name="T3" style:family="text">
      <style:text-properties fo:background-color="#dddddd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d5e68"/>
    </style:style>
    <style:style style:name="T6" style:family="text">
      <style:text-properties officeooo:rsid="0010e7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mento do Livro “O custo das Decisões Arquitetônicas” - 5º edição</text:p>
      <text:p text:style-name="P1"/>
      <text:p text:style-name="P1">Autor: Juan Luis Mascaró (org)</text:p>
      <text:p text:style-name="P1"/>
      <text:p text:style-name="P1">Sobre o autor:</text:p>
      <text:list xml:id="list2613961401" text:style-name="L2">
        <text:list-header>
          <text:p text:style-name="P3">Possui graduação em Engenharia Civil pela Universidad Nacional de Tucumán(1963), graduação em Engenharia Em Construções pela Universidad Nacional de Tucumán(1958), mestrado em Investigación Operativa pela Universidad Católica Argentina(1973) e doutorado em Investigación Operativa pela Universidad Católica Argentina(1975). Atualmente é professor titular da Universidade Federal do Rio Grande do Sul e da Fundação de Amparo à Pesquisa do Estado do Rio Grande do Sul. Tem experiência na área de Arquitetura e Urbanismo, com ênfase em Tecnologia de Arquitetura e Urbanismo. Atuando principalmente nos seguintes temas: economia, urbanismo, infraestrutura, desenho urbano.</text:p>
        </text:list-header>
      </text:list>
      <text:p text:style-name="P1"/>
      <text:p text:style-name="P1">Sobre o livro </text:p>
      <text:list xml:id="list219965043" text:style-name="L1">
        <text:list-header>
          <text:p text:style-name="P2">Analisa-se a estrutura conceitual geométrica do edifício, estudando os custos de seus componentes, assim como a variação do custo em função de sua forma e atividades realizadas. A planta baixa do edifício gera custos que variam com seu cumprimento e largura, indicando que existe uma lei para suas relações. A altura é outro aspecto analisado já que sua variação determina diferentes custos de edificação. Componentes, circulações e tipologias de edifícios seguem o mesmo critério de análise. A diferença das edições anteriores incorpora diversas obras arquitetônicas modernas como exemplos de aplicação de diferentes conceitos de economia da edificação.</text:p>
        </text:list-header>
      </text:list>
      <text:p text:style-name="P1"/>
      <text:p text:style-name="P1">Capítulo 2</text:p>
      <text:p text:style-name="P1"/>
      <text:p text:style-name="P1">Conceitos gerais</text:p>
      <text:p text:style-name="P1"/>
      <text:p text:style-name="P1">2.1 Estrutura conceitual geométrica de um edifício</text:p>
      <text:p text:style-name="P1"/>
      <text:p text:style-name="P1">[as] decisões adotadas pelo arquiteto […] condicionam o comportamento e o desempenho de todo o edifício, tanto funcional como economicamente. [p. 35]</text:p>
      <text:p text:style-name="P1"/>
      <text:p text:style-name="P1">f. 2.1</text:p>
      <text:p text:style-name="P1"/>
      <text:p text:style-name="P1">O aumento do vão entre planos horizontais ocasiona maiores custos nos planos verticais dos acessos.<text:span text:style-name="T1"> [p. 36]</text:span> 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<text:span text:style-name="T2">Está lógica também se aplica para os planos vertica</text:span>is</text:p>
          </table:table-cell>
        </table:table-row>
      </table:table>
      <text:p text:style-name="P4"/>
      <text:p text:style-name="P5">[…] <text:span text:style-name="T3">nem todos os planos verticais e horizontais têm os mesmos custos</text:span>: <text:span text:style-name="T4">planos externos são mais caros que os equivalentes internos</text:span>.</text:p>
      <text:p text:style-name="P5">Assim, é adequado obter o volume necessário com a mínimo superfície exterior, não só pelo maior custo de construção, mas também pelo custo de manutenção e uso. [p. 37]</text:p>
      <text:p text:style-name="P5"/>
      <text:p text:style-name="P5"><text:span text:style-name="T3">O custo da cobertura é 20 ou 30% maior do que o custo dos demais planos horizontais</text:span> (exceto quando o plano em contato com o terreno exigir tratamentos especiais de execução devidas, por exemplo, à baixa resistência mecânica do solo).</text:p>
      <text:p text:style-name="P5"/>
      <text:p text:style-name="P5"><text:span text:style-name="T3">Já o custo dos planos verticais externos chegam a ser de 3 a 5 vezes maior do que o dos planos verticais internos</text:span>.</text:p>
      <text:p text:style-name="P5"/>
      <text:p text:style-name="P5"><text:soft-page-break/><text:span text:style-name="T3">Sobre as possíveis formas do edifício: o maior volume contido dentro de determinada superfície geométrica é dada pela esfera, seguido pelo cilindro e, finalmente, pelo cubo. À medida que se afasta dessas formas, aumenta-se a relação entre superfície exterior e volume e, consequentemente, os custos do conjunto</text:span>. [p. 38]</text:p>
      <text:p text:style-name="P5"/>
      <text:p text:style-name="P7">2.2 Elementos Básicos de um edifício</text:p>
      <text:p text:style-name="P7"/>
      <text:p text:style-name="P7">Do ponto de vista do custo, pode-se dividir o edifício em duas partes básicas:</text:p>
      <text:p text:style-name="P7"/>
      <text:p text:style-name="P7">Os espaços projetados</text:p>
      <text:p text:style-name="P7">O custo dependerá, basicamente, das deliberações adotadas para o edifício, tais como: o comprimento, a largura, a altura do pé-direito, o número de pavimentos, etc.</text:p>
      <text:p text:style-name="P7"/>
      <text:p text:style-name="P7">Os equipamentos necessários</text:p>
      <text:p text:style-name="P7">O custo dos equipamentos, ao contrário daquele dos espaços construídos, depende de decisões dicotomais (sim ou não). Outra diferença é que para os equipamentos, mais importante do que o<text:span text:style-name="T5">s</text:span> custos de construções/instalações são seus custos de manutenção e uso, mais difíceis de <text:span text:style-name="T5">estimar</text:span>. </text:p>
      <text:p text:style-name="P7"/>
      <text:p text:style-name="P8">[…] espaços e vedações são responsáveis por 75% do custo total da edificação, sendo que o restante, representam os custos dos equipamentos. Já os custos de manutenção e uso, os equipamentos <text:span text:style-name="T6">e instalações somam de 60 a 70%. O restante (30 a 40%), aplicam-se as reparações e reposições (pintura, cobertura, portas e janelas). [p. 40]</text:span></text:p>
      <text:p text:style-name="P8"/>
      <text:list xml:id="list1029638" text:style-name="L3">
        <text:list-header>
          <text:p text:style-name="P10">[…] as decisões sobre os equipamentos e instalações são essencialmente dicotômicas, e que, se for grande o custo de instalação, maior ainda será o de manutenção e uso. As decisões de dimensionamento dos espaços e seus componentes crescem de forma gradual e direta em relação a seus tamanhos, sendo de interesse fundamental o custo de construção, já que o de manutenção e uso só será menos crítico que o das instalações como também possível de ser adiado durante períodos mais ou menos longos. (Mascaró, p. 41)</text:p>
        </text:list-header>
      </text:list>
      <text:p text:style-name="P9"/>
      <text:p text:style-name="P11">2.3 Análise do custo dos componentes de um edifício</text:p>
      <text:p text:style-name="P11"/>
      <text:p text:style-name="P11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6:34:09.443000000</meta:creation-date>
    <meta:generator>LibreOffice/6.1.4.2$Windows_X86_64 LibreOffice_project/9d0f32d1f0b509096fd65e0d4bec26ddd1938fd3</meta:generator>
    <dc:date>2020-04-10T17:45:54.361000000</dc:date>
    <meta:editing-duration>PT29M50S</meta:editing-duration>
    <meta:editing-cycles>6</meta:editing-cycles>
    <meta:document-statistic meta:table-count="1" meta:image-count="0" meta:object-count="0" meta:page-count="2" meta:paragraph-count="27" meta:word-count="678" meta:character-count="4308" meta:non-whitespace-character-count="3657"/>
  </office:meta>
</office:document-meta>
</file>